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8000000C8569D31EB6559966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94614" officeooo:paragraph-rsid="00194614"/>
    </style:style>
    <style:style style:name="P2" style:family="paragraph" style:parent-style-name="Standard">
      <style:text-properties officeooo:rsid="0012c02d" officeooo:paragraph-rsid="0012c02d"/>
    </style:style>
    <style:style style:name="P3" style:family="paragraph" style:parent-style-name="Standard">
      <style:text-properties officeooo:rsid="0014475f" officeooo:paragraph-rsid="0014475f"/>
    </style:style>
    <style:style style:name="P4" style:family="paragraph" style:parent-style-name="Standard">
      <style:text-properties fo:font-size="20pt" fo:font-weight="bold" officeooo:rsid="0012c02d" officeooo:paragraph-rsid="0012c02d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paragraph-rsid="0014475f"/>
    </style:style>
    <style:style style:name="P6" style:family="paragraph" style:parent-style-name="Standard">
      <style:text-properties officeooo:rsid="001498a2" officeooo:paragraph-rsid="001498a2"/>
    </style:style>
    <style:style style:name="P7" style:family="paragraph" style:parent-style-name="Standard">
      <style:text-properties officeooo:paragraph-rsid="001498a2"/>
    </style:style>
    <style:style style:name="P8" style:family="paragraph" style:parent-style-name="Standard">
      <style:text-properties officeooo:paragraph-rsid="00166e71"/>
    </style:style>
    <style:style style:name="P9" style:family="paragraph" style:parent-style-name="Standard">
      <style:text-properties officeooo:rsid="00166e71" officeooo:paragraph-rsid="00166e71"/>
    </style:style>
    <style:style style:name="P10" style:family="paragraph" style:parent-style-name="Standard">
      <style:text-properties officeooo:rsid="00180d6d" officeooo:paragraph-rsid="00180d6d"/>
    </style:style>
    <style:style style:name="P11" style:family="paragraph" style:parent-style-name="Standard">
      <style:text-properties officeooo:rsid="00186153" officeooo:paragraph-rsid="00186153"/>
    </style:style>
    <style:style style:name="P12" style:family="paragraph" style:parent-style-name="Standard">
      <style:text-properties officeooo:rsid="00194614" officeooo:paragraph-rsid="00194614"/>
    </style:style>
    <style:style style:name="P13" style:family="paragraph" style:parent-style-name="Standard">
      <style:text-properties officeooo:paragraph-rsid="00194614"/>
    </style:style>
    <style:style style:name="T1" style:family="text">
      <style:text-properties fo:font-size="20pt" fo:font-weight="bold" officeooo:rsid="0012c02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4475f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66e71" style:font-size-asian="20pt" style:font-weight-asian="bold" style:font-size-complex="20pt" style:font-weight-complex="bold"/>
    </style:style>
    <style:style style:name="T4" style:family="text">
      <style:text-properties officeooo:rsid="001498a2"/>
    </style:style>
    <style:style style:name="T5" style:family="text">
      <style:text-properties officeooo:rsid="00186153"/>
    </style:style>
    <style:style style:name="T6" style:family="text">
      <style:text-properties officeooo:rsid="00194614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Standard"/>
      <text:p text:style-name="P4">Comandos de processos</text:p>
      <text:p text:style-name="P2"/>
      <text:p text:style-name="P2">pstree =&gt; lista os processos em árvore</text:p>
      <text:p text:style-name="P2"/>
      <text:p text:style-name="P2">kill =&gt; mata o processo do PID informado</text:p>
      <text:p text:style-name="P2">ex: kill 5410</text:p>
      <text:p text:style-name="P2"/>
      <text:p text:style-name="P2">killall =&gt; mata todos os processos do nome informado</text:p>
      <text:p text:style-name="P2">ex: killall chrome</text:p>
      <text:p text:style-name="P2"/>
      <text:p text:style-name="P3">pgrep =&gt; encontra o PID do processo</text:p>
      <text:p text:style-name="P3">ex: pgrep chrome</text:p>
      <text:p text:style-name="P3"/>
      <text:p text:style-name="P5"><text:span text:style-name="T1">Comandos de </text:span><text:span text:style-name="T2">disco</text:span></text:p>
      <text:p text:style-name="P3"/>
      <text:p text:style-name="P3">lsblk =&gt; mostra discos, partições</text:p>
      <text:p text:style-name="P3"/>
      <text:p text:style-name="P7"><text:span text:style-name="T4">fdisk =&gt; para manipular tabelas de partições</text:span></text:p>
      <text:p text:style-name="P6">ex: sudo fdisk -l</text:p>
      <text:p text:style-name="P6"/>
      <text:p text:style-name="P6">hwinfo =&gt; informa sobre hardware e discos de armazenamento</text:p>
      <text:p text:style-name="P6">ex: sudo hwinfo –disk</text:p>
      <text:p text:style-name="P6"/>
      <text:p text:style-name="P12">smartctl =&gt; exibe relatório detalhado sobre os discos IDE/SCSI</text:p>
      <text:p text:style-name="P13"><text:span text:style-name="T6">ex: </text:span><text:span text:style-name="T7">sudo smartctl -i /dev/sda</text:span></text:p>
      <text:p text:style-name="P6"/>
      <text:p text:style-name="P8"><text:span text:style-name="T1">Comandos de </text:span><text:span text:style-name="T3">memória</text:span></text:p>
      <text:p text:style-name="P6"/>
      <text:p text:style-name="P9">dmicode =&gt; trás as informações de memória</text:p>
      <text:p text:style-name="P9">ex: sudo dmidecode --type 17</text:p>
      <text:p text:style-name="P9"/>
      <text:p text:style-name="P10">lshw =&gt; trás informações sobre a memória </text:p>
      <text:p text:style-name="P10">ex: sudo lshw -C memory -short</text:p>
      <text:p text:style-name="P10"/>
      <text:p text:style-name="P10">lspci =&gt; para verificar memória de video</text:p>
      <text:p text:style-name="P10"/>
      <text:p text:style-name="P11">slabtop =&gt; mostra informações do cache do kernel</text:p>
      <text:p text:style-name="P10"><text:span text:style-name="T5">ex: </text:span>sudo slabto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4614" officeooo:paragraph-rsid="0019461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1965in" svg:y="-0.6398in" svg:width="1.1362in" svg:height="1.1362in" draw:z-index="0"><draw:image xlink:href="Pictures/10000000000000C8000000C8569D31EB65599663.png" xlink:type="simple" xlink:show="embed" xlink:actuate="onLoad" loext:mime-type="image/png"/></draw:frame>Professor: Italo Isvi</text:p>
        <text:p text:style-name="MP1">Aluna: Marcelle Tabosa de Souz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1T20:08:47.691962210</meta:creation-date>
    <dc:date>2023-08-31T21:15:15.048796812</dc:date>
    <meta:editing-duration>PT4M56S</meta:editing-duration>
    <meta:editing-cycles>1</meta:editing-cycles>
    <meta:document-statistic meta:table-count="0" meta:image-count="1" meta:object-count="0" meta:page-count="1" meta:paragraph-count="26" meta:word-count="144" meta:character-count="829" meta:non-whitespace-character-count="711"/>
    <meta:generator>LibreOffice/6.4.7.2$Linux_X86_64 LibreOffice_project/40$Build-2</meta:generator>
  </office:meta>
</office:document-meta>
</file>